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58cm"/>
    </style:style>
    <style:style style:name="co2" style:family="table-column">
      <style:table-column-properties fo:break-before="auto" style:column-width="5.701cm"/>
    </style:style>
    <style:style style:name="co3" style:family="table-column">
      <style:table-column-properties fo:break-before="auto" style:column-width="1.642cm"/>
    </style:style>
    <style:style style:name="co4" style:family="table-column">
      <style:table-column-properties fo:break-before="auto" style:column-width="0.907cm"/>
    </style:style>
    <style:style style:name="co5" style:family="table-column">
      <style:table-column-properties fo:break-before="auto" style:column-width="11.121cm"/>
    </style:style>
    <style:style style:name="co6" style:family="table-column">
      <style:table-column-properties fo:break-before="auto" style:column-width="57.997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comp"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row table:style-name="ro1">
          <table:table-cell office:value-type="string" calcext:value-type="string">
            <text:p>id</text:p>
          </table:table-cell>
          <table:table-cell office:value-type="string" calcext:value-type="string">
            <text:p>comp_name</text:p>
          </table:table-cell>
          <table:table-cell office:value-type="string" calcext:value-type="string">
            <text:p>difficulty</text:p>
          </table:table-cell>
          <table:table-cell office:value-type="string" calcext:value-type="string">
            <text:p>Tier</text:p>
          </table:table-cell>
          <table:table-cell office:value-type="string" calcext:value-type="string">
            <text:p>description_short</text:p>
          </table:table-cell>
          <table:table-cell office:value-type="string" calcext:value-type="string">
            <text:p>description_long</text:p>
          </table:table-cell>
          <table:table-cell office:value-type="string" calcext:value-type="string">
            <text:p>enabler</text:p>
          </table:table-cell>
          <table:table-cell office:value-type="string" calcext:value-type="string">
            <text:p>commit</text:p>
          </table:table-cell>
        </table:table-row>
        <table:table-row table:style-name="ro1">
          <table:table-cell office:value-type="float" office:value="1" calcext:value-type="float">
            <text:p>1</text:p>
          </table:table-cell>
          <table:table-cell office:value-type="string" calcext:value-type="string">
            <text:p>Pirates - Prime APM</text:p>
          </table:table-cell>
          <table:table-cell office:value-type="string" calcext:value-type="string">
            <text:p>Difficile</text:p>
          </table:table-cell>
          <table:table-cell office:value-type="string" calcext:value-type="string">
            <text:p>A</text:p>
          </table:table-cell>
          <table:table-cell office:value-type="string" calcext:value-type="string">
            <text:p>Les primes génèrent de l’or et des stats</text:p>
          </table:table-cell>
          <table:table-cell office:value-type="string" calcext:value-type="string">
            <text:p>Amirale du ciel Rogers combiné avec Corsaire orgueilleux donne beaucoup d'or pour atteindre la compo. Cycler Méditante sereine, ou buff sort Chromadrakes avec Brann pour scale vos sorts et rendre vos buffs de primes plus forts. Vous voulez aussi cycler toutes les cartes gratuites (Anomalie actualisante) et Navigatrice de passage pour rester infini. Vous pouvez aussi scale en utilisant Pirate intrépide + Enchanteresse drakkari aussi. POUR LES JOUEURS AGUERRI : après que vous ayez atteint l'infini, pensez aux scaling le plus possible avec votre position. Les possibilités sont pivot Fuyard de navire (Ara monstrueux + Titus Vaillefendre) ou pivot Evocateur forgefeu (Poète invétéré + Plaie-de-Nuit, embrasé), ou pivot Azerite, ou pivot Démon</text:p>
          </table:table-cell>
          <table:table-cell office:value-type="string" calcext:value-type="string">
            <text:p>Midgame Primes (Brigand expérimenté/Pilleuse de la cité perdue)</text:p>
          </table:table-cell>
          <table:table-cell office:value-type="string" calcext:value-type="string">
            <text:p>Génération de Primes (Amirale du ciel Rogers) + Corsaire orgueilleux</text:p>
          </table:table-cell>
        </table:table-row>
        <table:table-row table:style-name="ro1">
          <table:table-cell office:value-type="float" office:value="2" calcext:value-type="float">
            <text:p>2</text:p>
          </table:table-cell>
          <table:table-cell office:value-type="string" calcext:value-type="string">
            <text:p>Démons - Buff Taverne</text:p>
          </table:table-cell>
          <table:table-cell office:value-type="string" calcext:value-type="string">
            <text:p>Moyen</text:p>
          </table:table-cell>
          <table:table-cell office:value-type="string" calcext:value-type="string">
            <text:p>S</text:p>
          </table:table-cell>
          <table:table-cell office:value-type="string" calcext:value-type="string">
            <text:p>Scale et consommer la taverne</text:p>
          </table:table-cell>
          <table:table-cell office:value-type="string" calcext:value-type="string">
            <text:p>Trouvez un moyen de scale votre shop, généralement ce sera grâce à Danseuse de l’ombre, Élémentaire gangrené, ou Conquérante absolue. Puis, ajouter des Chair à Démon à votre taverne <text:s/>pour obtenir les serviteurs buff de la taverne. Normalement, vous avez un configuration d'économie avec Brann Barbe-de-Bronze + rembobineur de dégâts (Corrupteur cendreux) qui vous permet de cycler beaucoup de cartes. Toutes les cards que vous cyclez vont ajouter des Chair à Démon à manger grâce à Garde-courroux maléfique. Il y a aussi une autre possibilité où vous ajoutez des Chair à démon dans votre taverne via Rylak fan de métal + Assistant de laboratoire.</text:p>
          </table:table-cell>
          <table:table-cell office:value-type="string" calcext:value-type="string">
            <text:p>Brann Barbe-de-Bronze + Demon midgame (Profanateur des bois)</text:p>
          </table:table-cell>
          <table:table-cell office:value-type="string" calcext:value-type="string">
            <text:p>Taverne buffé (Danseuse de l’ombre) + Corrupteur cendreux + Brann Barbe-de-Bronze</text:p>
          </table:table-cell>
        </table:table-row>
        <table:table-row table:style-name="ro1">
          <table:table-cell office:value-type="float" office:value="3" calcext:value-type="float">
            <text:p>3</text:p>
          </table:table-cell>
          <table:table-cell office:value-type="string" calcext:value-type="string">
            <text:p>Méca - Automate</text:p>
          </table:table-cell>
          <table:table-cell office:value-type="string" calcext:value-type="string">
            <text:p>Facile</text:p>
          </table:table-cell>
          <table:table-cell office:value-type="string" calcext:value-type="string">
            <text:p>A</text:p>
          </table:table-cell>
          <table:table-cell office:value-type="string" calcext:value-type="string">
            <text:p>Invoquez des Automate forts </text:p>
          </table:table-cell>
          <table:table-cell office:value-type="string" calcext:value-type="string">
            <text:p>Réincarner vos Automate dès que possible pour commencer à scale. Mettez un Assembleur auto sans magnétiser sur votre plateau pour le scale. Roll à taverne niv5 pour Apprentie de Kangor, puis remplissez le reste de votre compo avec Leeroy et des scams.</text:p>
          </table:table-cell>
          <table:table-cell office:value-type="string" calcext:value-type="string">
            <text:p>Roi Liche, Akazamarak (Paquet Tactiques), ou Teron Gorefield</text:p>
          </table:table-cell>
          <table:table-cell office:value-type="string" calcext:value-type="string">
            <text:p>Automate + un pouvoir ou un babiole qui le permet</text:p>
          </table:table-cell>
        </table:table-row>
        <table:table-row table:style-name="ro1">
          <table:table-cell office:value-type="float" office:value="4" calcext:value-type="float">
            <text:p>4</text:p>
          </table:table-cell>
          <table:table-cell office:value-type="string" calcext:value-type="string">
            <text:p>Dos à Dos</text:p>
          </table:table-cell>
          <table:table-cell office:value-type="string" calcext:value-type="string">
            <text:p>Moyen</text:p>
          </table:table-cell>
          <table:table-cell office:value-type="string" calcext:value-type="string">
            <text:p>A</text:p>
          </table:table-cell>
          <table:table-cell office:value-type="string" calcext:value-type="string">
            <text:p>Scale et réutiliser des sorts de taverne spécifiques</text:p>
          </table:table-cell>
          <table:table-cell office:value-type="string" calcext:value-type="string">
            <text:p>Scale la puissance de sort avec Adjurateur de gangrefeu + Enchanteresse drakkari pour améliorer votre Consécutive. Puis, utilisez Balinda Gîtepierre pour doubler le scaling et la puissance de vos Dos à Dos. Messagère cataclysmique vous permet de les dupliquer à chaque tour. Scale des unités fortes comme Vicéquin Blanchette.</text:p>
          </table:table-cell>
          <table:table-cell office:value-type="string" calcext:value-type="string">
            <text:p>Messagère cataclysmique + Enchantresse drakkari</text:p>
          </table:table-cell>
          <table:table-cell office:value-type="string" calcext:value-type="string">
            <text:p>Génération de Consécutive (Messagère cataclysmique) + puissance de sort (Adjurateur de gangrefeu) + Enchanteresse drakkari</text:p>
          </table:table-cell>
        </table:table-row>
        <table:table-row table:style-name="ro1">
          <table:table-cell office:value-type="float" office:value="5" calcext:value-type="float">
            <text:p>5</text:p>
          </table:table-cell>
          <table:table-cell office:value-type="string" calcext:value-type="string">
            <text:p>Bêtes - Léviathan</text:p>
          </table:table-cell>
          <table:table-cell office:value-type="string" calcext:value-type="string">
            <text:p>Facile</text:p>
          </table:table-cell>
          <table:table-cell office:value-type="string" calcext:value-type="string">
            <text:p>A</text:p>
          </table:table-cell>
          <table:table-cell office:value-type="string" calcext:value-type="string">
            <text:p>Créer des invocations avec énormément d’attaque</text:p>
          </table:table-cell>
          <table:table-cell office:value-type="string" calcext:value-type="string">
            <text:p>Invoquez autant de bêtes que possible après avoir obtenu un Léviathan embusqué en early. Vous pouvez soit utiliser Seigneur des égouts et/ou Rylak fan de métal + Requin-tigre en chasse. Puis, combinez à cela Ça donne la banane : toutes les invocations vont avoir une tonne de dégâts. Réincarnez Seigneur des égouts donnent tellement d'invocations.</text:p>
          </table:table-cell>
          <table:table-cell office:value-type="string" calcext:value-type="string">
            <text:p>Rylak fan de métal + Requin-tigre en chasse</text:p>
          </table:table-cell>
          <table:table-cell office:value-type="string" calcext:value-type="string">
            <text:p>Obtenir rapidement Léviathan embusqué + Bêtes invoquantes (Seigneur des égouts)</text:p>
          </table:table-cell>
        </table:table-row>
        <table:table-row table:style-name="ro1">
          <table:table-cell office:value-type="float" office:value="6" calcext:value-type="float">
            <text:p>6</text:p>
          </table:table-cell>
          <table:table-cell office:value-type="string" calcext:value-type="string">
            <text:p>Elémentaires - Taverne/Sorts Buff</text:p>
          </table:table-cell>
          <table:table-cell office:value-type="string" calcext:value-type="string">
            <text:p>Moyen</text:p>
          </table:table-cell>
          <table:table-cell office:value-type="string" calcext:value-type="string">
            <text:p>A</text:p>
          </table:table-cell>
          <table:table-cell office:value-type="string" calcext:value-type="string">
            <text:p>Créer des serviteurs forts dans votre taverne pour scale</text:p>
          </table:table-cell>
          <table:table-cell office:value-type="string" calcext:value-type="string">
            <text:p>Premièrement, buffez la taverne. C'est généralement fait via Azérite vivante, mais Revenant aérien fonctionne aussi. Gardez Raboteur de ligne tellurique pour les stats. Doublez l'effet de Absorption des arcanes que vous obtenez du Rabouteur en utilisant Balinda Gîtepierre. En fin de partie, scalez vos Élémentaire du feu de brousse.</text:p>
          </table:table-cell>
          <table:table-cell office:value-type="string" calcext:value-type="string">
            <text:p>Brann Barbe-de-Bronze</text:p>
          </table:table-cell>
          <table:table-cell office:value-type="string" calcext:value-type="string">
            <text:p>Brann Barbe-de-Bronze + buff de tavern (Azérite Vivante)</text:p>
          </table:table-cell>
        </table:table-row>
        <table:table-row table:style-name="ro1">
          <table:table-cell office:value-type="float" office:value="7" calcext:value-type="float">
            <text:p>7</text:p>
          </table:table-cell>
          <table:table-cell office:value-type="string" calcext:value-type="string">
            <text:p>Huran - Traffiquant</text:p>
          </table:table-cell>
          <table:table-cell office:value-type="string" calcext:value-type="string">
            <text:p>Moyen</text:p>
          </table:table-cell>
          <table:table-cell office:value-type="string" calcext:value-type="string">
            <text:p>B</text:p>
          </table:table-cell>
          <table:table-cell office:value-type="string" calcext:value-type="string">
            <text:p>Jouer des gemmes pendant vos combats</text:p>
          </table:table-cell>
          <table:table-cell office:value-type="string" calcext:value-type="string">
            <text:p>**DOIT AVOIR BÊTES** Avant que vous commenciez à proquer Trafiquante de gemmes, vous devez scale vos gemmes autant que possible, typiquement avec Sonneur épineux et aussi en proquand Saxophoniste hérissé autant que possible. Dans le milieu de partie, utilisez Les Trois Petits Hurans ou Dvorak-Hirsute pour stabiliser. La version finale de cette compo utilise Rylak fan de métal pour proquer Trafiquante de gemmes. Puis, réincarner Rylak. Ara monstrueux, Brann Barbe-de-Bronze et Titus Vaillefendre agissent tous comme un multiplicateur à l'effet de Rylak. Si vous avez Rylak dorée, alors vous pouvez essayé de proc et le saxophoniste, et la traffiquante. Vous pouvez ajouté Tarecgosa pour conserver les gemmes.</text:p>
          </table:table-cell>
          <table:table-cell office:value-type="string" calcext:value-type="string">
            <text:p>Scaling gemme de sang + Midgame Huran (Sonneur épineux)</text:p>
          </table:table-cell>
          <table:table-cell office:value-type="string" calcext:value-type="string">
            <text:p>Brann Barbe-de-Bronze + Scaling de gemmes de sang (Sonneur épineux) + Trafiquante de gemmes + Rylak fan de métal</text:p>
          </table:table-cell>
        </table:table-row>
        <table:table-row table:style-name="ro1">
          <table:table-cell office:value-type="float" office:value="8" calcext:value-type="float">
            <text:p>8</text:p>
          </table:table-cell>
          <table:table-cell office:value-type="string" calcext:value-type="string">
            <text:p>Bêtes - Invocations</text:p>
          </table:table-cell>
          <table:table-cell office:value-type="string" calcext:value-type="string">
            <text:p>Facile</text:p>
          </table:table-cell>
          <table:table-cell office:value-type="string" calcext:value-type="string">
            <text:p>A</text:p>
          </table:table-cell>
          <table:table-cell office:value-type="string" calcext:value-type="string">
            <text:p>Scale des bêtes invoquées en combat</text:p>
          </table:table-cell>
          <table:table-cell office:value-type="string" calcext:value-type="string">
            <text:p>Goldrinn, le grand loup + Ara monstrueux et Titus Vaillefendre donne une énorme effet d'aura qui affecte toutes les bêtes invoquées. Généralement, vous voulez provoquer et réincarner Goldrinn pour que le Ara le proc toujours et pour qu'il meurt toujours. Seigneur des égouts est la meilleur bête d'invocation dans cette compo.</text:p>
          </table:table-cell>
          <table:table-cell office:value-type="string" calcext:value-type="string">
            <text:p>Titus Vaillefendre + Ara monstrueux</text:p>
          </table:table-cell>
          <table:table-cell office:value-type="string" calcext:value-type="string">
            <text:p>Goldrinn, le grand loup + bêtes invoquantes (Seigneur des égouts)</text:p>
          </table:table-cell>
        </table:table-row>
        <table:table-row table:style-name="ro1">
          <table:table-cell office:value-type="float" office:value="9" calcext:value-type="float">
            <text:p>9</text:p>
          </table:table-cell>
          <table:table-cell office:value-type="string" calcext:value-type="string">
            <text:p>Murlocs - Venimosité Scam</text:p>
          </table:table-cell>
          <table:table-cell office:value-type="string" calcext:value-type="string">
            <text:p>Facile</text:p>
          </table:table-cell>
          <table:table-cell office:value-type="string" calcext:value-type="string">
            <text:p>A</text:p>
          </table:table-cell>
          <table:table-cell office:value-type="string" calcext:value-type="string">
            <text:p>Acheter des cartes scams et essayez de conserver votre placement</text:p>
          </table:table-cell>
          <table:table-cell office:value-type="string" calcext:value-type="string">
            <text:p>Achetez toutes les cartes de scam et essayez de préserver votre classement en tuant un maximum d'unité. Gardez vos unités sur le plateau (c'est pour cela que vous voulez concentrer vos stats!) et remplissais le rest de votre plateau par des serviteurs qui peuvent trade du 1 pour 1. Essayez de transformer votre Fourrageur boueux en serviteur dorée et donner lui venimosité avec Crache-bile. Puis, le Fourrageur va appeler d'autres unité scam de votre main.</text:p>
          </table:table-cell>
          <table:table-cell office:value-type="string" calcext:value-type="string">
            <text:p>Getting outscaled</text:p>
          </table:table-cell>
          <table:table-cell office:value-type="string" calcext:value-type="string">
            <text:p>Quand vous n'avez aucun moyen de gagner et que vous vous faîtes outscale</text:p>
          </table:table-cell>
        </table:table-row>
        <table:table-row table:style-name="ro1">
          <table:table-cell table:number-columns-repeated="8"/>
        </table:table-row>
        <table:table-row table:style-name="ro1">
          <table:table-cell office:value-type="float" office:value="11" calcext:value-type="float">
            <text:p>11</text:p>
          </table:table-cell>
          <table:table-cell office:value-type="string" calcext:value-type="string">
            <text:p>Huran - Scaling Caombat</text:p>
          </table:table-cell>
          <table:table-cell office:value-type="string" calcext:value-type="string">
            <text:p>Moyen</text:p>
          </table:table-cell>
          <table:table-cell office:value-type="string" calcext:value-type="string">
            <text:p>B</text:p>
          </table:table-cell>
          <table:table-cell office:value-type="string" calcext:value-type="string">
            <text:p>Déchaîner des gemmes d’attaques élevées pendant les combats</text:p>
          </table:table-cell>
          <table:table-cell office:value-type="string" calcext:value-type="string">
            <text:p>Scale vos gammes de sang majoritairement en utilisant Sonneur épineux et en cyclant tous les Saxophoniste hérissé et Alimentation audacieuse <text:s/>que vous trouvez. Puis, utilisez Roncicultrice rougebroche pour réincarner tous vos Hurans, le plus important étant le Sonneur puis les trois petits Hurans. Dvorak-Hirsute vous rend extrêmement, notamment quand vous le combinez avec réincarnation Seigneur de guerre gosier-moiré. Vous pouvez réincarner et provoquer Hureglobe, pour que le Hureglobe réincarné ait aussi venimosité. Vous pouvez aussi jouer Chaman chanteterre juste pour ajouter beaucoup de stat à la fin de votre tour. Evidemment, cyclez tous les Gardienne de porcs pour donner à vos Hurans Bouclier divin.</text:p>
          </table:table-cell>
          <table:table-cell office:value-type="string" calcext:value-type="string">
            <text:p>Scaling gemmes de sang (Sonneur épineux)</text:p>
          </table:table-cell>
          <table:table-cell office:value-type="string" calcext:value-type="string">
            <text:p>Scaling de gemmes (Sonneur épineux) + Scaling combat (Dvorak-Hirsute)</text:p>
          </table:table-cell>
        </table:table-row>
        <table:table-row table:style-name="ro1">
          <table:table-cell office:value-type="float" office:value="12" calcext:value-type="float">
            <text:p>12</text:p>
          </table:table-cell>
          <table:table-cell office:value-type="string" calcext:value-type="string">
            <text:p>Nagas - Marteleuse de terre</text:p>
          </table:table-cell>
          <table:table-cell office:value-type="string" calcext:value-type="string">
            <text:p>Moyen</text:p>
          </table:table-cell>
          <table:table-cell office:value-type="string" calcext:value-type="string">
            <text:p>B</text:p>
          </table:table-cell>
          <table:table-cell office:value-type="string" calcext:value-type="string">
            <text:p>Jouer des sorts et des Nagas pour scale</text:p>
          </table:table-cell>
          <table:table-cell office:value-type="string" calcext:value-type="string">
            <text:p>Premièrement, vous devait avoir un midgame Naga afin d'avoir lancé beaucoup de sorts. après, vous devez avoir au moins 2 Marteleuse de terre, cyclez tous les nagas qui on a un bon effet sur eux comme Collectionneur de Coquillages et <text:s/>Stratège sombrecrête. Brann est super efficace pour la création de sort et d'économie aussi. En late, vendez vos petites unités poru des unités de late comme Leeroy le Téméraire.</text:p>
          </table:table-cell>
          <table:table-cell office:value-type="string" calcext:value-type="string">
            <text:p>Stratège sombrecrête + Midgame Naga</text:p>
          </table:table-cell>
          <table:table-cell office:value-type="string" calcext:value-type="string">
            <text:p>Stratège sombrecrête + Marteleuse de terre</text:p>
          </table:table-cell>
        </table:table-row>
        <table:table-row table:style-name="ro1">
          <table:table-cell office:value-type="float" office:value="13" calcext:value-type="float">
            <text:p>13</text:p>
          </table:table-cell>
          <table:table-cell office:value-type="string" calcext:value-type="string">
            <text:p>Mort-vivant - Débordement</text:p>
          </table:table-cell>
          <table:table-cell office:value-type="string" calcext:value-type="string">
            <text:p>Facile</text:p>
          </table:table-cell>
          <table:table-cell office:value-type="string" calcext:value-type="string">
            <text:p>B</text:p>
          </table:table-cell>
          <table:table-cell office:value-type="string" calcext:value-type="string">
            <text:p>Déborder votre plateau d’invocation pour scale</text:p>
          </table:table-cell>
          <table:table-cell office:value-type="string" calcext:value-type="string">
            <text:p>Quand Garde-cadavres décède, il va buff tout votre plateau via le combo Titus Vaillefendre + Fracasseur des catacombes. Utilisez Ara monstrueux pour proc encore plus le râle d'agonie du Garde-cadavres. Une autre solution au Garde-cadavres et d'utiliser Rôdeuse magmatique si vous avez stacké beaucoup de Terre-mer en early.</text:p>
          </table:table-cell>
          <table:table-cell office:value-type="string" calcext:value-type="string">
            <text:p>Garde-cadavres ou Rôdeuse magmatique + Terre-mer</text:p>
          </table:table-cell>
          <table:table-cell office:value-type="string" calcext:value-type="string">
            <text:p>Unité de débordement (Garde-cadavres) + Fracasseur des catacombes</text:p>
          </table:table-cell>
        </table:table-row>
        <table:table-row table:style-name="ro1">
          <table:table-cell office:value-type="float" office:value="14" calcext:value-type="float">
            <text:p>14</text:p>
          </table:table-cell>
          <table:table-cell office:value-type="string" calcext:value-type="string">
            <text:p>Mort-vivant - Scaling d’attaque</text:p>
          </table:table-cell>
          <table:table-cell office:value-type="string" calcext:value-type="string">
            <text:p>Moyen</text:p>
          </table:table-cell>
          <table:table-cell office:value-type="string" calcext:value-type="string">
            <text:p>A</text:p>
          </table:table-cell>
          <table:table-cell office:value-type="string" calcext:value-type="string">
            <text:p>Invoquer des mort-vivants avec beaucoup d’attaques</text:p>
          </table:table-cell>
          <table:table-cell office:value-type="string" calcext:value-type="string">
            <text:p>Scalez l'attaque de vos Mort-vivants et de vos invocations avec le sort Abattage du Boucher tombedrust. Abattage double son effet quand il est combiné avec Balinda Gîtepierre, et aussi amélioré avec le scaling de sort de Geist sympathique ou Méditante sereine. Votre qualité d'invocation vient avec Réprouvée sans bras mais fonctionne aussi avec Frappeuse mortelle ou Invocatrice éternelle. Faîte attention de bien réincarner autant de mort-vivants important que possible, en commençant par Réprouvée sans bras. En utilisant Pilleur de tombes déguisé sur Momification donne des réincarnations permanentes.</text:p>
          </table:table-cell>
          <table:table-cell office:value-type="string" calcext:value-type="string">
            <text:p>Frappeuse mortelle + Geist sympathique</text:p>
          </table:table-cell>
          <table:table-cell office:value-type="string" calcext:value-type="string">
            <text:p>Scaling d'attaque (Boucher tombedrust) + invocations (Réprouvée sans bras)</text:p>
          </table:table-cell>
        </table:table-row>
        <table:table-row table:style-name="ro1">
          <table:table-cell office:value-type="float" office:value="15" calcext:value-type="float">
            <text:p>15</text:p>
          </table:table-cell>
          <table:table-cell office:value-type="string" calcext:value-type="string">
            <text:p>Dragon - Cri de Guerre</text:p>
          </table:table-cell>
          <table:table-cell office:value-type="string" calcext:value-type="string">
            <text:p>Moyen</text:p>
          </table:table-cell>
          <table:table-cell office:value-type="string" calcext:value-type="string">
            <text:p>B</text:p>
          </table:table-cell>
          <table:table-cell office:value-type="string" calcext:value-type="string">
            <text:p>Cycler des cris de guerre pour sale vos dragons</text:p>
          </table:table-cell>
          <table:table-cell office:value-type="string" calcext:value-type="string">
            <text:p>Brann Barbe-de-Bronze + Kalecgos, Aspect des Arcanes donnent à tous vos dragons +4/+4 à chaque utilisation d'un cri de guerre. Vous voulez jouer autant d'unité cris de guerre possible. Après avoir obtenu votre setup, cyclez uniquement les unités PRENIUM comme Tempête de la taverne, Anomalie actualisante, Collectionneur de coquillages ou Garde draconique. Vous pouvez aussi utilisé Rylak fan de métal + Garde draconique pour farmer beaucoup de cris de guerre et de triples qui vous aide avec la puissance de votre plateau et votre économie.</text:p>
          </table:table-cell>
          <table:table-cell office:value-type="string" calcext:value-type="string">
            <text:p>Brann Barbe-de-Bronze</text:p>
          </table:table-cell>
          <table:table-cell office:value-type="string" calcext:value-type="string">
            <text:p>Kalecgos, Aspect des Arcanes + Brann Barbe-de-Bronze</text:p>
          </table:table-cell>
        </table:table-row>
        <table:table-row table:style-name="ro1">
          <table:table-cell office:value-type="float" office:value="16" calcext:value-type="float">
            <text:p>16</text:p>
          </table:table-cell>
          <table:table-cell office:value-type="string" calcext:value-type="string">
            <text:p>Dragon – Sort</text:p>
          </table:table-cell>
          <table:table-cell office:value-type="string" calcext:value-type="string">
            <text:p>Moyen</text:p>
          </table:table-cell>
          <table:table-cell office:value-type="string" calcext:value-type="string">
            <text:p>B</text:p>
          </table:table-cell>
          <table:table-cell office:value-type="string" calcext:value-type="string">
            <text:p>Lancer des sorts pour scale vos dragons</text:p>
          </table:table-cell>
          <table:table-cell office:value-type="string" calcext:value-type="string">
            <text:p>Évocateur forgefeu scale avec la quantité de sorts que vous lancez. Votre génération de spell peut venir en cyclant des cartes avec Amirale du Ciel Rogers et Corsaire orgueilleux. Une autre possibilité est la génération de sort avec Porteur d'anneaux + Mère des couvées du Crépuscule, chaque attaque lance un sort qui scale votre évoqueur. Laisser un Poète invétéré sur votre plateau pour capturer les stats de l'évoqueur. <text:s/></text:p>
          </table:table-cell>
          <table:table-cell office:value-type="string" calcext:value-type="string">
            <text:p>Évocateur forgefeu + Amirale du ciel Rogers</text:p>
          </table:table-cell>
          <table:table-cell office:value-type="string" calcext:value-type="string">
            <text:p>Évocateur forgefeu + génération de sort (Amirale du ciel Rogers, Porteur d’anneaux)</text:p>
          </table:table-cell>
        </table:table-row>
        <table:table-row table:style-name="ro1">
          <table:table-cell office:value-type="float" office:value="17" calcext:value-type="float">
            <text:p>17</text:p>
          </table:table-cell>
          <table:table-cell office:value-type="string" calcext:value-type="string">
            <text:p>Huran – Ancêtre sombregarde</text:p>
          </table:table-cell>
          <table:table-cell office:value-type="string" calcext:value-type="string">
            <text:p>Moyen</text:p>
          </table:table-cell>
          <table:table-cell office:value-type="string" calcext:value-type="string">
            <text:p>B</text:p>
          </table:table-cell>
          <table:table-cell office:value-type="string" calcext:value-type="string">
            <text:p>Dépenser de l’or pour lancer des gemmes de sang</text:p>
          </table:table-cell>
          <table:table-cell office:value-type="string" calcext:value-type="string">
            <text:p>Après avoir obtenu Ancêtre sombregard et buffé vos gemmes de sang (Sonneur épineux), votre objectif est dépenser autant d'or que possible. C'est généralement fait avec Brann Barbe-de-Bronze et en cyclant tous les cris de guerre gratuit comme Collectionneur de coquillages et Tempête de la taverne. Vous pouvez aussi cycler tous les Saxophoniste hérissé et Alimentation audacieuse pour aider à scale. Tous les Hurans dans la section addon sont bons pour remplir le reste de votre plateau.</text:p>
          </table:table-cell>
          <table:table-cell office:value-type="string" calcext:value-type="string">
            <text:p>Scaling de gemme (Sonneur épineux)</text:p>
          </table:table-cell>
          <table:table-cell office:value-type="string" calcext:value-type="string">
            <text:p>Ancêtre sombregard + gemmes saclées (Sonneur épineux)</text:p>
          </table:table-cell>
        </table:table-row>
        <table:table-row table:style-name="ro1">
          <table:table-cell office:value-type="float" office:value="18" calcext:value-type="float">
            <text:p>18</text:p>
          </table:table-cell>
          <table:table-cell office:value-type="string" calcext:value-type="string">
            <text:p>Murlocs – APM</text:p>
          </table:table-cell>
          <table:table-cell office:value-type="string" calcext:value-type="string">
            <text:p>Difficile</text:p>
          </table:table-cell>
          <table:table-cell office:value-type="string" calcext:value-type="string">
            <text:p>B</text:p>
          </table:table-cell>
          <table:table-cell office:value-type="string" calcext:value-type="string">
            <text:p>Cycler cartes pour scale vos murlocs</text:p>
          </table:table-cell>
          <table:table-cell office:value-type="string" calcext:value-type="string">
            <text:p>**DOIT AVOIR BÊTES** Avant que vous commenciez à proquer Trafiquante de gemmes, vous devez scale vos gemmes autant que possible, typiquement avec Sonneur épineux et aussi en proquand Saxophoniste hérissé autant que possible. Dans le milieu de partie, utilisez Les Trois Petits Hurans ou Dvorak-Hirsute pour stabiliser. La version finale de cette compo utilise Rylak fan de métal pour proquer Trafiquante de gemmes. Puis, réincarner Rylak. Ara monstrueux, Brann Barbe-de-Bronze et Titus Vaillefendre agissent tous comme un multiplicateur à l'effet de Rylak. Si vous avez Rylak dorée, alors vous pouvez essayé de proc et le saxophoniste, et la traffiquante. Vous pouvez ajouté Tarecgosa pour conserver les gemmes.</text:p>
          </table:table-cell>
          <table:table-cell office:value-type="string" calcext:value-type="string">
            <text:p>Brann Barbe-de-Bronze</text:p>
          </table:table-cell>
          <table:table-cell office:value-type="string" calcext:value-type="string">
            <text:p>Brann Barbe-de-Bronze + beaucoup d’économie + Scaline Murloc (Peintre primitif)</text:p>
          </table:table-cell>
        </table:table-row>
        <table:table-row table:style-name="ro1">
          <table:table-cell office:value-type="float" office:value="19" calcext:value-type="float">
            <text:p>19</text:p>
          </table:table-cell>
          <table:table-cell office:value-type="string" calcext:value-type="string">
            <text:p>Dragon – Anneaux brillant</text:p>
          </table:table-cell>
          <table:table-cell office:value-type="string" calcext:value-type="string">
            <text:p>Facile</text:p>
          </table:table-cell>
          <table:table-cell office:value-type="string" calcext:value-type="string">
            <text:p>A</text:p>
          </table:table-cell>
          <table:table-cell office:value-type="string" calcext:value-type="string">
            <text:p>Attaquer autant que possible pour scale votre plateau</text:p>
          </table:table-cell>
          <table:table-cell office:value-type="string" calcext:value-type="string">
            <text:p>Scaler vos sorts avec Adjurateur de gangrefeu ou Méditante sereine. Ensuite, utiliser Porteur d'anneaux pour lancer autant d'anneaux brillants que possible. Afin d'attaquer autant que possible, utiliser Jeune dragon du Crépuscule et Mère des couvées du Crépuscule combiné avec Titus Vaillefendre. Finalement, Emergence du Maelström vous permet de multiplier les lancer de sort, combiné à Poète invétéré est capable de capturer les stats de façon permanente.</text:p>
          </table:table-cell>
          <table:table-cell office:value-type="string" calcext:value-type="string">
            <text:p>Scaling de sort (Adjurateur de gangrefeu)</text:p>
          </table:table-cell>
          <table:table-cell office:value-type="string" calcext:value-type="string">
            <text:p>Scaling de sort (Adjurateur de gangrefeu) + Porteur d’anneaux</text:p>
          </table:table-cell>
        </table:table-row>
        <table:table-row table:style-name="ro1">
          <table:table-cell office:value-type="float" office:value="20" calcext:value-type="float">
            <text:p>20</text:p>
          </table:table-cell>
          <table:table-cell office:value-type="string" calcext:value-type="string">
            <text:p>Nagas – Scaling de Combat </text:p>
          </table:table-cell>
          <table:table-cell office:value-type="string" calcext:value-type="string">
            <text:p>Facile</text:p>
          </table:table-cell>
          <table:table-cell office:value-type="string" calcext:value-type="string">
            <text:p>A</text:p>
          </table:table-cell>
          <table:table-cell office:value-type="string" calcext:value-type="string">
            <text:p>Scaler vos Nagas en combat</text:p>
          </table:table-cell>
          <table:table-cell office:value-type="string" calcext:value-type="string">
            <text:p>Procquer le râle d'agonie de Garde de la reine impitoyable autant que possible. Votre Ordres de la reine bénéficie des buff de sorts (Méditante sereine). Émergence du Maelström, Rylak fan de métal réincarné, Titus Vaillefendre, Ara monstrueux, Brann Barbe-de-Bronze sont tous des multiplicateur d'effets sur le nombre d'Ordres de la reine lancé.</text:p>
          </table:table-cell>
          <table:table-cell table:number-columns-repeated="2" office:value-type="string" calcext:value-type="string">
            <text:p>Garde de la reine impitoyable + Scaling de sort (Méditante sereine)</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5-03">00/00/0000</text:date>, <text:time style:data-style-name="N2" text:time-value="09:50:21.909178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5.2$Windows_X86_64 LibreOffice_project/9c8b85f387cc00a89945a79c9e6239f32e450ac2</meta:generator>
    <dc:date>2026-05-03T11:07:47.906791200</dc:date>
    <meta:editing-duration>PT2H25M39S</meta:editing-duration>
    <meta:editing-cycles>17</meta:editing-cycles>
    <meta:document-statistic meta:table-count="1" meta:cell-count="160" meta:object-count="0"/>
  </office:meta>
</office:document-meta>
</file>